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2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3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</office:automatic-styles>
  <office:body>
    <office:spreadsheet>
      <table:table table:name="1º bim" table:style-name="ta1" table:print="false">
        <table:table-column table:style-name="co1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3" table:default-cell-style-name="ce20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2" table:default-cell-style-name="ce20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 table:number-columns-repeated="2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 table:number-columns-repeated="2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 table:number-rows-repeated="2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table:table-column table:style-name="co5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6" table:default-cell-style-name="ce20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7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8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2" table:default-cell-style-name="ce20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3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2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 table:number-columns-repeated="2"/>
          <table:table-cell office:value-type="float" office:value="16">
            <text:p>16</text:p>
          </table:table-cell>
          <table:table-cell table:style-name="ce24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 table:number-rows-repeated="2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table:table-column table:style-name="co9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0" table:default-cell-style-name="ce20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1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10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2" table:default-cell-style-name="ce20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6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5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5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5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5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 table:number-columns-repeated="2"/>
          <table:table-cell office:value-type="float" office:value="16">
            <text:p>16</text:p>
          </table:table-cell>
          <table:table-cell table:style-name="ce27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 table:number-rows-repeated="2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table:table-column table:style-name="co12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13" table:default-cell-style-name="ce20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14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15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2" table:default-cell-style-name="ce20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column table:style-name="co2" table:default-cell-style-name="Default"/>
        <table:table-column table:style-name="co2" table:default-cell-style-name="ce6"/>
        <table:table-column table:style-name="co2" table:default-cell-style-name="ce29"/>
        <table:table-column table:style-name="co2" table:default-cell-style-name="ce17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Default" table:number-columns-repeated="7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 table:style-name="ce18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4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 table:style-name="ce18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8-Geografia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A</text:p>
          </table:table-cell>
          <table:covered-table-cell table:style-name="ce5"/>
          <table:table-cell table:style-name="ce18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7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 table:style-name="ce18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19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8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8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 table:number-columns-repeated="2"/>
          <table:table-cell office:value-type="float" office:value="16">
            <text:p>16</text:p>
          </table:table-cell>
          <table:table-cell table:style-name="ce30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 table:number-rows-repeated="2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 table:style-name="ce21"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RIA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  <table:table-cell table:style-name="ce21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1">21/01/2012</text:date>, <text:time>19:3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1-21T19:31:47</dc:date>
    <dc:creator>Leonardo Leite</dc:creator>
    <meta:editing-duration>PT37M9S</meta:editing-duration>
    <meta:editing-cycles>9</meta:editing-cycles>
    <meta:generator>LibreOffice/3.4$Linux LibreOffice_project/340m1$Build-402</meta:generator>
    <meta:document-statistic meta:table-count="4" meta:cell-count="2432" meta:object-count="0"/>
  </office:meta>
</office:document-meta>
</file>